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08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3.582cm"/>
    </style:style>
    <style:style style:name="co8" style:family="table-column">
      <style:table-column-properties fo:break-before="auto" style:column-width="2.2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Percent" style:data-style-name="N11">
      <style:table-cell-properties fo:background-color="#ffff6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Percent" style:data-style-name="N11">
      <style:table-cell-properties fo:background-color="#ffff6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Nom:Randriamampianina Tsik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tu:002035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0" office:value-type="string" calcext:value-type="string">
            <text:p>Catégorie</text:p>
          </table:table-cell>
          <table:table-cell table:style-name="ce20" office:value-type="string" calcext:value-type="string">
            <text:p>Tach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Estimation</text:p>
          </table:table-cell>
          <table:table-cell table:style-name="ce20" office:value-type="string" calcext:value-type="string">
            <text:p>Temps passé</text:p>
          </table:table-cell>
          <table:table-cell table:style-name="ce20" office:value-type="string" calcext:value-type="string">
            <text:p>Reste à faire</text:p>
          </table:table-cell>
          <table:table-cell table:style-name="ce20" office:value-type="string" calcext:value-type="string">
            <text:p>Avancement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Conception du base de donnes</text:p>
          </table:table-cell>
          <table:table-cell table:style-name="ce22" office:value-type="string" calcext:value-type="string">
            <text:p>mcd</text:p>
          </table:table-cell>
          <table:table-cell table:style-name="ce22"/>
          <table:table-cell table:number-columns-repeated="2" table:style-name="ce22" office:value-type="float" office:value="120" calcext:value-type="float">
            <text:p>120</text:p>
          </table:table-cell>
          <table:table-cell table:style-name="ce22" table:formula="of:=[.D5]-[.E5]" office:value-type="float" office:value="0" calcext:value-type="float">
            <text:p>0</text:p>
          </table:table-cell>
          <table:table-cell table:style-name="ce25" table:formula="of:=([.E5]/([.E5]+[.F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Base de donnes</text:p>
          </table:table-cell>
          <table:table-cell table:style-name="ce22"/>
          <table:table-cell table:style-name="ce22" office:value-type="string" calcext:value-type="string">
            <text:p>Bas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D6]-[.E6]" office:value-type="float" office:value="2" calcext:value-type="float">
            <text:p>2</text:p>
          </table:table-cell>
          <table:table-cell table:style-name="ce25" table:formula="of:=([.E6]/([.E6]+[.F6]))" office:value-type="percentage" office:value="0.866666666666667" calcext:value-type="percentage">
            <text:p>86,67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iste vers bas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D7]-[.E7]" office:value-type="float" office:value="5" calcext:value-type="float">
            <text:p>5</text:p>
          </table:table-cell>
          <table:table-cell table:style-name="ce25" table:formula="of:=([.E7]/([.E7]+[.F7]))" office:value-type="percentage" office:value="0" calcext:value-type="percentage">
            <text:p>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GestionClient</text:p>
          </table:table-cell>
          <table:table-cell table:style-name="ce22" office:value-type="string" calcext:value-type="string">
            <text:p>insertion client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47" calcext:value-type="float">
            <text:p>8,47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8]/([.E8]+[.F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GestionClient</text:p>
          </table:table-cell>
          <table:table-cell table:style-name="ce22" office:value-type="string" calcext:value-type="string">
            <text:p>insertion cli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.39" calcext:value-type="float">
            <text:p>1,39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9]/([.E9]+[.F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GestionClient</text:p>
          </table:table-cell>
          <table:table-cell table:style-name="ce22" office:value-type="string" calcext:value-type="string">
            <text:p>insertion client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10]/([.E10]+[.F10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GestionClient</text:p>
          </table:table-cell>
          <table:table-cell table:style-name="ce22" office:value-type="string" calcext:value-type="string">
            <text:p>checkClient(existence)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11]-[.E11]" office:value-type="float" office:value="0" calcext:value-type="float">
            <text:p>0</text:p>
          </table:table-cell>
          <table:table-cell table:style-name="ce25" table:formula="of:=([.E11]/([.E11]+[.F1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GestionClient</text:p>
          </table:table-cell>
          <table:table-cell table:style-name="ce22" office:value-type="string" calcext:value-type="string">
            <text:p>checkClient(existence)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.58" calcext:value-type="float">
            <text:p>2,58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12]/([.E12]+[.F12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liste devis Cli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.15" calcext:value-type="float">
            <text:p>9,15</text:p>
          </table:table-cell>
          <table:table-cell table:style-name="ce22" table:formula="of:=[.D13]-[.E13]" office:value-type="float" office:value="0.85" calcext:value-type="float">
            <text:p>0,85</text:p>
          </table:table-cell>
          <table:table-cell table:style-name="ce25" table:formula="of:=([.E13]/([.E13]+[.F13]))" office:value-type="percentage" office:value="0.915" calcext:value-type="percentage">
            <text:p>91,5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liste devis Client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5.16" calcext:value-type="float">
            <text:p>5,16</text:p>
          </table:table-cell>
          <table:table-cell table:style-name="ce22" table:formula="of:=[.D14]-[.E14]" office:value-type="float" office:value="9.84" calcext:value-type="float">
            <text:p>9,84</text:p>
          </table:table-cell>
          <table:table-cell table:style-name="ce25" table:formula="of:=([.E14]/([.E14]+[.F14]))" office:value-type="percentage" office:value="0.344" calcext:value-type="percentage">
            <text:p>34,4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liste devis Client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15]-[.E15]" office:value-type="float" office:value="0" calcext:value-type="float">
            <text:p>0</text:p>
          </table:table-cell>
          <table:table-cell table:style-name="ce25" table:formula="of:=([.E15]/([.E15]+[.F1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view_devis+maison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16]/([.E16]+[.F1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view_travaux+maison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17]/([.E17]+[.F1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view_liste_devis_pour_client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3.24" calcext:value-type="float">
            <text:p>13,24</text:p>
          </table:table-cell>
          <table:table-cell table:style-name="ce22" table:formula="of:=[.D18]-[.E18]" office:value-type="float" office:value="6.76" calcext:value-type="float">
            <text:p>6,76</text:p>
          </table:table-cell>
          <table:table-cell table:style-name="ce25" table:formula="of:=([.E18]/([.E18]+[.F18]))" office:value-type="percentage" office:value="0.662" calcext:value-type="percentage">
            <text:p>66,2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affichage_pdf_detail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[.D19]-[.E19]" office:value-type="float" office:value="5" calcext:value-type="float">
            <text:p>5</text:p>
          </table:table-cell>
          <table:table-cell table:style-name="ce25" table:formula="of:=([.E19]/([.E19]+[.F19]))" office:value-type="percentage" office:value="0.666666666666667" calcext:value-type="percentage">
            <text:p>66,67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affichage_pdf_detail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7.51" calcext:value-type="float">
            <text:p>37,51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0]/([.E20]+[.F20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DevisClient</text:p>
          </table:table-cell>
          <table:table-cell table:style-name="ce22" office:value-type="string" calcext:value-type="string">
            <text:p>affichage_pdf_detail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table:formula="of:=[.D21]-[.E21]" office:value-type="float" office:value="0" calcext:value-type="float">
            <text:p>0</text:p>
          </table:table-cell>
          <table:table-cell table:style-name="ce25" table:formula="of:=([.E21]/([.E21]+[.F2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maison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.34" calcext:value-type="float">
            <text:p>1,34</text:p>
          </table:table-cell>
          <table:table-cell table:style-name="ce22" table:formula="of:=[.D22]-[.E22]" office:value-type="float" office:value="3.66" calcext:value-type="float">
            <text:p>3,66</text:p>
          </table:table-cell>
          <table:table-cell table:style-name="ce25" table:formula="of:=([.E22]/([.E22]+[.F22]))" office:value-type="percentage" office:value="0.268" calcext:value-type="percentage">
            <text:p>26,8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maison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.51" calcext:value-type="float">
            <text:p>18,51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3]/([.E23]+[.F2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maison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4]/([.E24]+[.F2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.53" calcext:value-type="float">
            <text:p>3,53</text:p>
          </table:table-cell>
          <table:table-cell table:style-name="ce22" table:formula="of:=[.D25]-[.E25]" office:value-type="float" office:value="1.47" calcext:value-type="float">
            <text:p>1,47</text:p>
          </table:table-cell>
          <table:table-cell table:style-name="ce25" table:formula="of:=([.E25]/([.E25]+[.F25]))" office:value-type="percentage" office:value="0.706" calcext:value-type="percentage">
            <text:p>70,6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.55" calcext:value-type="float">
            <text:p>18,5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6]/([.E26]+[.F2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7]/([.E27]+[.F2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insertion devis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28]-[.E28]" office:value-type="float" office:value="0" calcext:value-type="float">
            <text:p>0</text:p>
          </table:table-cell>
          <table:table-cell table:style-name="ce25" table:formula="of:=([.E28]/([.E28]+[.F2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insertion devis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0.85" calcext:value-type="float">
            <text:p>10,8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29]/([.E29]+[.F2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nouveauDevis</text:p>
          </table:table-cell>
          <table:table-cell table:style-name="ce22" office:value-type="string" calcext:value-type="string">
            <text:p>insertion devis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0.85" calcext:value-type="float">
            <text:p>10,8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0]/([.E30]+[.F30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choix payement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1]/([.E31]+[.F3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choix payem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2]/([.E32]+[.F32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choix payement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3]/([.E33]+[.F3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payement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.76" calcext:value-type="float">
            <text:p>5,76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4]/([.E34]+[.F3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payem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.76" calcext:value-type="float">
            <text:p>5,76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5]/([.E35]+[.F3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payementDevis</text:p>
          </table:table-cell>
          <table:table-cell table:style-name="ce22" office:value-type="string" calcext:value-type="string">
            <text:p>payement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.76" calcext:value-type="float">
            <text:p>5,76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6]/([.E36]+[.F3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creation_DeviseClient</text:p>
          </table:table-cell>
          <table:table-cell table:style-name="ce22" office:value-type="string" calcext:value-type="string">
            <text:p>creationdeviseClient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37]-[.E37]" office:value-type="float" office:value="0" calcext:value-type="float">
            <text:p>0</text:p>
          </table:table-cell>
          <table:table-cell table:style-name="ce25" table:formula="of:=([.E37]/([.E37]+[.F3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creation_DeviseClient</text:p>
          </table:table-cell>
          <table:table-cell table:style-name="ce22" office:value-type="string" calcext:value-type="string">
            <text:p>insertiondevise_cli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.21" calcext:value-type="float">
            <text:p>18,21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38]/([.E38]+[.F3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liste devis de tous les maison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table:formula="of:=[.D39]-[.E39]" office:value-type="float" office:value="4.79" calcext:value-type="float">
            <text:p>4,79</text:p>
          </table:table-cell>
          <table:table-cell table:style-name="ce25" table:formula="of:=([.E39]/([.E39]+[.F39]))" office:value-type="percentage" office:value="0.521" calcext:value-type="percentage">
            <text:p>52,1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liste devis de tous les maison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.3" calcext:value-type="float">
            <text:p>5,3</text:p>
          </table:table-cell>
          <table:table-cell table:style-name="ce22" table:formula="of:=[.D40]-[.E40]" office:value-type="float" office:value="4.7" calcext:value-type="float">
            <text:p>4,7</text:p>
          </table:table-cell>
          <table:table-cell table:style-name="ce25" table:formula="of:=([.E40]/([.E40]+[.F40]))" office:value-type="percentage" office:value="0.53" calcext:value-type="percentage">
            <text:p>53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liste detail travaux <text:span text:style-name="T1">devis/maison</text:span></text:p>
          </table:table-cell>
          <table:table-cell table:style-name="ce22" office:value-type="string" calcext:value-type="string">
            <text:p>metier(CRUD)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.55" calcext:value-type="float">
            <text:p>8,55</text:p>
          </table:table-cell>
          <table:table-cell table:style-name="ce22" table:formula="of:=[.D41]-[.E41]" office:value-type="float" office:value="6.45" calcext:value-type="float">
            <text:p>6,45</text:p>
          </table:table-cell>
          <table:table-cell table:style-name="ce25" table:formula="of:=([.E41]/([.E41]+[.F41]))" office:value-type="percentage" office:value="0.57" calcext:value-type="percentage">
            <text:p>57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liste detail travaux <text:span text:style-name="T1">devis/maison</text:span>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 table:formula="of:=[.D42]-[.E42]" office:value-type="float" office:value="1.47" calcext:value-type="float">
            <text:p>1,47</text:p>
          </table:table-cell>
          <table:table-cell table:style-name="ce25" table:formula="of:=([.E42]/([.E42]+[.F42]))" office:value-type="percentage" office:value="0.853" calcext:value-type="percentage">
            <text:p>85,3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liste detail travaux <text:span text:style-name="T1">devis/maison</text:span>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.2" calcext:value-type="float">
            <text:p>8,2</text:p>
          </table:table-cell>
          <table:table-cell table:style-name="ce22" table:formula="of:=[.D43]-[.E43]" office:value-type="float" office:value="6.8" calcext:value-type="float">
            <text:p>6,8</text:p>
          </table:table-cell>
          <table:table-cell table:style-name="ce25" table:formula="of:=([.E43]/([.E43]+[.F43]))" office:value-type="percentage" office:value="0.546666666666667" calcext:value-type="percentage">
            <text:p>54,67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par maison</text:p>
          </table:table-cell>
          <table:table-cell table:style-name="ce22" office:value-type="string" calcext:value-type="string">
            <text:p>insertion table devis_historique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44]/([.E44]+[.F4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en cours</text:p>
          </table:table-cell>
          <table:table-cell table:style-name="ce22" office:value-type="string" calcext:value-type="string">
            <text:p>liste devis /date Ajourd’hui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45]/([.E45]+[.F4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en cours</text:p>
          </table:table-cell>
          <table:table-cell table:style-name="ce22" office:value-type="string" calcext:value-type="string">
            <text:p>liste devis /date Ajourd’hui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46]-[.E46]" office:value-type="float" office:value="0" calcext:value-type="float">
            <text:p>0</text:p>
          </table:table-cell>
          <table:table-cell table:style-name="ce25" table:formula="of:=([.E46]/([.E46]+[.F4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vis en cours</text:p>
          </table:table-cell>
          <table:table-cell table:style-name="ce22" office:value-type="string" calcext:value-type="string">
            <text:p>liste devis /date Ajourd’hui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47]-[.E47]" office:value-type="float" office:value="0" calcext:value-type="float">
            <text:p>0</text:p>
          </table:table-cell>
          <table:table-cell table:style-name="ce25" table:formula="of:=([.E47]/([.E47]+[.F4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tail_devis</text:p>
          </table:table-cell>
          <table:table-cell table:style-name="ce22" office:value-type="string" calcext:value-type="string">
            <text:p>liste detail travaux /devis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48]-[.E48]" office:value-type="float" office:value="0" calcext:value-type="float">
            <text:p>0</text:p>
          </table:table-cell>
          <table:table-cell table:style-name="ce25" table:formula="of:=([.E48]/([.E48]+[.F4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tail_devis</text:p>
          </table:table-cell>
          <table:table-cell table:style-name="ce22" office:value-type="string" calcext:value-type="string">
            <text:p>liste detail travaux /devis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table:formula="of:=[.D49]-[.E49]" office:value-type="float" office:value="0" calcext:value-type="float">
            <text:p>0</text:p>
          </table:table-cell>
          <table:table-cell table:style-name="ce25" table:formula="of:=([.E49]/([.E49]+[.F4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detail_devis</text:p>
          </table:table-cell>
          <table:table-cell table:style-name="ce22" office:value-type="string" calcext:value-type="string">
            <text:p>liste detail travaux /devis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50]-[.E50]" office:value-type="float" office:value="0" calcext:value-type="float">
            <text:p>0</text:p>
          </table:table-cell>
          <table:table-cell table:style-name="ce25" table:formula="of:=([.E50]/([.E50]+[.F50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Tableau de bord</text:p>
          </table:table-cell>
          <table:table-cell table:style-name="ce22" office:value-type="string" calcext:value-type="string">
            <text:p>montant total devis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51]-[.E51]" office:value-type="float" office:value="0" calcext:value-type="float">
            <text:p>0</text:p>
          </table:table-cell>
          <table:table-cell table:style-name="ce25" table:formula="of:=([.E51]/([.E51]+[.F5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Tableau de bord</text:p>
          </table:table-cell>
          <table:table-cell table:style-name="ce22" office:value-type="string" calcext:value-type="string">
            <text:p>montant total devis</text:p>
          </table:table-cell>
          <table:table-cell table:style-name="ce22" office:value-type="string" calcext:value-type="string">
            <text:p>metier 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52]-[.E52]" office:value-type="float" office:value="0" calcext:value-type="float">
            <text:p>0</text:p>
          </table:table-cell>
          <table:table-cell table:style-name="ce25" table:formula="of:=([.E52]/([.E52]+[.F52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Tableau de bord</text:p>
          </table:table-cell>
          <table:table-cell table:style-name="ce22" office:value-type="string" calcext:value-type="string">
            <text:p>montant total devis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53]-[.E53]" office:value-type="float" office:value="0" calcext:value-type="float">
            <text:p>0</text:p>
          </table:table-cell>
          <table:table-cell table:style-name="ce25" table:formula="of:=([.E53]/([.E53]+[.F5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manamboatra view (somme prix)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([.E54]/([.E54]+[.F5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maka an’ilay liste</text:p>
          </table:table-cell>
          <table:table-cell table:style-name="ce23" office:value-type="string" calcext:value-type="string">
            <text:p>metier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table:formula="of:=[.D55]-[.E55]" office:value-type="float" office:value="0" calcext:value-type="float">
            <text:p>0</text:p>
          </table:table-cell>
          <table:table-cell table:style-name="ce26" table:formula="of:=([.E55]/([.E55]+[.F5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mettre liste sur chart</text:p>
          </table:table-cell>
          <table:table-cell table:style-name="ce23" office:value-type="string" calcext:value-type="string">
            <text:p>affichag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[.D56]-[.E56]" office:value-type="float" office:value="1" calcext:value-type="float">
            <text:p>1</text:p>
          </table:table-cell>
          <table:table-cell table:style-name="ce26" table:formula="of:=([.E56]/([.E56]+[.F56]))" office:value-type="percentage" office:value="0.9" calcext:value-type="percentage">
            <text:p>9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histogramme par annes</text:p>
          </table:table-cell>
          <table:table-cell table:style-name="ce23" office:value-type="string" calcext:value-type="string">
            <text:p>metier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table:formula="of:=[.D57]-[.E57]" office:value-type="float" office:value="0" calcext:value-type="float">
            <text:p>0</text:p>
          </table:table-cell>
          <table:table-cell table:style-name="ce26" table:formula="of:=([.E57]/([.E57]+[.F5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histogramme par annes</text:p>
          </table:table-cell>
          <table:table-cell table:style-name="ce23" office:value-type="string" calcext:value-type="string">
            <text:p>affichage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formula="of:=[.D58]-[.E58]" office:value-type="float" office:value="0" calcext:value-type="float">
            <text:p>0</text:p>
          </table:table-cell>
          <table:table-cell table:style-name="ce26" table:formula="of:=([.E58]/([.E58]+[.F5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histogramme</text:p>
          </table:table-cell>
          <table:table-cell table:style-name="ce23" office:value-type="string" calcext:value-type="string">
            <text:p>histogramme par annes</text:p>
          </table:table-cell>
          <table:table-cell table:style-name="ce23" office:value-type="string" calcext:value-type="string">
            <text:p>integration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table:formula="of:=[.D59]-[.E59]" office:value-type="float" office:value="0" calcext:value-type="float">
            <text:p>0</text:p>
          </table:table-cell>
          <table:table-cell table:style-name="ce26" table:formula="of:=([.E59]/([.E59]+[.F5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liste detail_devis</text:p>
          </table:table-cell>
          <table:table-cell table:style-name="ce23" office:value-type="string" calcext:value-type="string">
            <text:p>% reste a payer</text:p>
          </table:table-cell>
          <table:table-cell table:style-name="ce23" office:value-type="string" calcext:value-type="string">
            <text:p>metier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[.D60]-[.E60]" office:value-type="float" office:value="1" calcext:value-type="float">
            <text:p>1</text:p>
          </table:table-cell>
          <table:table-cell table:style-name="ce26" table:formula="of:=([.E60]/([.E60]+[.F60]))" office:value-type="percentage" office:value="0.8" calcext:value-type="percentage">
            <text:p>8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liste detail_devis</text:p>
          </table:table-cell>
          <table:table-cell table:style-name="ce23" office:value-type="string" calcext:value-type="string">
            <text:p>% reste a payer</text:p>
          </table:table-cell>
          <table:table-cell table:style-name="ce23" office:value-type="string" calcext:value-type="string">
            <text:p>affichag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[.D61]-[.E61]" office:value-type="float" office:value="1" calcext:value-type="float">
            <text:p>1</text:p>
          </table:table-cell>
          <table:table-cell table:style-name="ce26" table:formula="of:=([.E61]/([.E61]+[.F61]))" office:value-type="percentage" office:value="0.8" calcext:value-type="percentage">
            <text:p>8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liste detail_devis</text:p>
          </table:table-cell>
          <table:table-cell table:style-name="ce23" office:value-type="string" calcext:value-type="string">
            <text:p>% reste a payer</text:p>
          </table:table-cell>
          <table:table-cell table:style-name="ce23" office:value-type="string" calcext:value-type="string">
            <text:p>integratio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[.D62]-[.E62]" office:value-type="float" office:value="5" calcext:value-type="float">
            <text:p>5</text:p>
          </table:table-cell>
          <table:table-cell table:style-name="ce26" table:formula="of:=([.E62]/([.E62]+[.F62]))" office:value-type="percentage" office:value="0.5" calcext:value-type="percentage">
            <text:p>5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Tableau de bord(2)</text:p>
          </table:table-cell>
          <table:table-cell table:style-name="ce24" office:value-type="string" calcext:value-type="string">
            <text:p>montant total payement effectue</text:p>
          </table:table-cell>
          <table:table-cell table:style-name="ce23" office:value-type="string" calcext:value-type="string">
            <text:p>metier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([.E63]/([.E63]+[.F6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Tableau de bord(2)</text:p>
          </table:table-cell>
          <table:table-cell table:style-name="ce24" office:value-type="string" calcext:value-type="string">
            <text:p>montant total payement effectue</text:p>
          </table:table-cell>
          <table:table-cell table:style-name="ce23" office:value-type="string" calcext:value-type="string">
            <text:p>affichag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([.E64]/([.E64]+[.F6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Tableau de bord(2)</text:p>
          </table:table-cell>
          <table:table-cell table:style-name="ce24" office:value-type="string" calcext:value-type="string">
            <text:p>montant total payement effectue</text:p>
          </table:table-cell>
          <table:table-cell table:style-name="ce23" office:value-type="string" calcext:value-type="string">
            <text:p>integration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([.E65]/([.E65]+[.F6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DetailTypeTravaux</text:p>
          </table:table-cell>
          <table:table-cell table:style-name="ce23" office:value-type="string" calcext:value-type="string">
            <text:p>liste detail travaux /devis update</text:p>
          </table:table-cell>
          <table:table-cell table:style-name="ce23" office:value-type="string" calcext:value-type="string">
            <text:p>metier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([.E66]/([.E66]+[.F6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DetailTypeTravaux</text:p>
          </table:table-cell>
          <table:table-cell table:style-name="ce23" office:value-type="string" calcext:value-type="string">
            <text:p>liste detail travaux /devis update</text:p>
          </table:table-cell>
          <table:table-cell table:style-name="ce23" office:value-type="string" calcext:value-type="string">
            <text:p>integration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formula="of:=[.D67]-[.E67]" office:value-type="float" office:value="0" calcext:value-type="float">
            <text:p>0</text:p>
          </table:table-cell>
          <table:table-cell table:style-name="ce26" table:formula="of:=([.E67]/([.E67]+[.F6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crud finition (update % )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68]/([.E68]+[.F6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crud finition (update % )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69]-[.E69]" office:value-type="float" office:value="0" calcext:value-type="float">
            <text:p>0</text:p>
          </table:table-cell>
          <table:table-cell table:style-name="ce25" table:formula="of:=([.E69]/([.E69]+[.F6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Liste Finition</text:p>
          </table:table-cell>
          <table:table-cell table:style-name="ce22" office:value-type="string" calcext:value-type="string">
            <text:p>crud finition (update % )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[.D70]-[.E70]" office:value-type="float" office:value="1" calcext:value-type="float">
            <text:p>1</text:p>
          </table:table-cell>
          <table:table-cell table:style-name="ce25" table:formula="of:=([.E70]/([.E70]+[.F70]))" office:value-type="percentage" office:value="0.9" calcext:value-type="percentage">
            <text:p>9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Validation Ajax Paiement</text:p>
          </table:table-cell>
          <table:table-cell table:style-name="ce22" office:value-type="string" calcext:value-type="string">
            <text:p>valider Ajax paiement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71]/([.E71]+[.F7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Validation Ajax Paiement</text:p>
          </table:table-cell>
          <table:table-cell table:style-name="ce22" office:value-type="string" calcext:value-type="string">
            <text:p>valider Ajax paiement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[.D72]-[.E72]" office:value-type="float" office:value="5" calcext:value-type="float">
            <text:p>5</text:p>
          </table:table-cell>
          <table:table-cell table:style-name="ce25" table:formula="of:=([.E72]/([.E72]+[.F72]))" office:value-type="percentage" office:value="0.75" calcext:value-type="percentage">
            <text:p>75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Validation Ajax Paiement</text:p>
          </table:table-cell>
          <table:table-cell table:style-name="ce22" office:value-type="string" calcext:value-type="string">
            <text:p>valider Ajax paiement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table:formula="of:=[.D73]-[.E73]" office:value-type="float" office:value="0" calcext:value-type="float">
            <text:p>0</text:p>
          </table:table-cell>
          <table:table-cell table:style-name="ce25" table:formula="of:=([.E73]/([.E73]+[.F7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devis_temporaire 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74]/([.E74]+[.F7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devis_temporaire 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75]-[.E75]" office:value-type="float" office:value="0" calcext:value-type="float">
            <text:p>0</text:p>
          </table:table-cell>
          <table:table-cell table:style-name="ce25" table:formula="of:=([.E75]/([.E75]+[.F75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devis_temporaire 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table:formula="of:=[.D76]-[.E76]" office:value-type="float" office:value="0" calcext:value-type="float">
            <text:p>0</text:p>
          </table:table-cell>
          <table:table-cell table:style-name="ce25" table:formula="of:=([.E76]/([.E76]+[.F76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devis_temporaire 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77]-[.E77]" office:value-type="float" office:value="0" calcext:value-type="float">
            <text:p>0</text:p>
          </table:table-cell>
          <table:table-cell table:style-name="ce25" table:formula="of:=([.E77]/([.E77]+[.F77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paiement_temporaire </text:p>
          </table:table-cell>
          <table:table-cell table:style-name="ce22" office:value-type="string" calcext:value-type="string">
            <text:p>base 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table:formula="of:=[.D78]-[.E78]" office:value-type="float" office:value="0" calcext:value-type="float">
            <text:p>0</text:p>
          </table:table-cell>
          <table:table-cell table:style-name="ce25" table:formula="of:=([.E78]/([.E78]+[.F78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paiement_temporaire 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79]/([.E79]+[.F79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paiement_temporaire </text:p>
          </table:table-cell>
          <table:table-cell table:style-name="ce22" office:value-type="string" calcext:value-type="string">
            <text:p>affichag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80]/([.E80]+[.F80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paiement_temporaire </text:p>
          </table:table-cell>
          <table:table-cell table:style-name="ce22" office:value-type="string" calcext:value-type="string">
            <text:p>integration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81]-[.E81]" office:value-type="float" office:value="0" calcext:value-type="float">
            <text:p>0</text:p>
          </table:table-cell>
          <table:table-cell table:style-name="ce25" table:formula="of:=([.E81]/([.E81]+[.F81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maison_travaux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([.E82]/([.E82]+[.F82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maison_travaux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83]-[.E83]" office:value-type="float" office:value="0" calcext:value-type="float">
            <text:p>0</text:p>
          </table:table-cell>
          <table:table-cell table:style-name="ce25" table:formula="of:=([.E83]/([.E83]+[.F83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maison_travaux</text:p>
          </table:table-cell>
          <table:table-cell table:style-name="ce22" office:value-type="string" calcext:value-type="string">
            <text:p>affichage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table:formula="of:=[.D84]-[.E84]" office:value-type="float" office:value="0" calcext:value-type="float">
            <text:p>0</text:p>
          </table:table-cell>
          <table:table-cell table:style-name="ce25" table:formula="of:=([.E84]/([.E84]+[.F84]))" office:value-type="percentage" office:value="1" calcext:value-type="percentage">
            <text:p>100,00 %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Import Csv</text:p>
          </table:table-cell>
          <table:table-cell table:style-name="ce22" office:value-type="string" calcext:value-type="string">
            <text:p>import csv maison_travaux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.D85]-[.E85]" office:value-type="float" office:value="4" calcext:value-type="float">
            <text:p>4</text:p>
          </table:table-cell>
          <table:table-cell table:style-name="ce25" table:formula="of:=([.E85]/([.E85]+[.F85]))" office:value-type="percentage" office:value="0.6" calcext:value-type="percentage">
            <text:p>60,00 %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86]-[.E86]" office:value-type="float" office:value="0" calcext:value-type="float">
            <text:p>0</text:p>
          </table:table-cell>
          <table:table-cell table:style-name="ce25" table:formula="of:=([.E86]/([.E86]+[.F86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87]-[.E87]" office:value-type="float" office:value="0" calcext:value-type="float">
            <text:p>0</text:p>
          </table:table-cell>
          <table:table-cell table:style-name="ce25" table:formula="of:=([.E87]/([.E87]+[.F87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88]-[.E88]" office:value-type="float" office:value="0" calcext:value-type="float">
            <text:p>0</text:p>
          </table:table-cell>
          <table:table-cell table:style-name="ce25" table:formula="of:=([.E88]/([.E88]+[.F88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89]-[.E89]" office:value-type="float" office:value="0" calcext:value-type="float">
            <text:p>0</text:p>
          </table:table-cell>
          <table:table-cell table:style-name="ce25" table:formula="of:=([.E89]/([.E89]+[.F89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0]-[.E90]" office:value-type="float" office:value="0" calcext:value-type="float">
            <text:p>0</text:p>
          </table:table-cell>
          <table:table-cell table:style-name="ce25" table:formula="of:=([.E90]/([.E90]+[.F90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1]-[.E91]" office:value-type="float" office:value="0" calcext:value-type="float">
            <text:p>0</text:p>
          </table:table-cell>
          <table:table-cell table:style-name="ce25" table:formula="of:=([.E91]/([.E91]+[.F91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2]-[.E92]" office:value-type="float" office:value="0" calcext:value-type="float">
            <text:p>0</text:p>
          </table:table-cell>
          <table:table-cell table:style-name="ce25" table:formula="of:=([.E92]/([.E92]+[.F92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3]-[.E93]" office:value-type="float" office:value="0" calcext:value-type="float">
            <text:p>0</text:p>
          </table:table-cell>
          <table:table-cell table:style-name="ce25" table:formula="of:=([.E93]/([.E93]+[.F93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4]-[.E94]" office:value-type="float" office:value="0" calcext:value-type="float">
            <text:p>0</text:p>
          </table:table-cell>
          <table:table-cell table:style-name="ce25" table:formula="of:=([.E94]/([.E94]+[.F94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table:formula="of:=[.D95]-[.E95]" office:value-type="float" office:value="0" calcext:value-type="float">
            <text:p>0</text:p>
          </table:table-cell>
          <table:table-cell table:style-name="ce25" table:formula="of:=([.E95]/([.E95]+[.F95]))" office:value-type="string" office:string-value="" calcext:value-type="error">
            <text:p>#DIV/0 !</text:p>
          </table:table-cell>
          <table:table-cell table:number-columns-repeated="57"/>
        </table:table-row>
        <table:table-row table:style-name="ro1">
          <table:table-cell table:style-name="ce22" table:number-columns-repeated="3"/>
          <table:table-cell table:style-name="ce22" table:formula="of:=SUM([.D5:.D85])" office:value-type="float" office:value="1004" calcext:value-type="float">
            <text:p>1004</text:p>
          </table:table-cell>
          <table:table-cell table:style-name="ce22" table:formula="of:=SUM([.E5:.E85])" office:value-type="float" office:value="1035.76" calcext:value-type="float">
            <text:p>1035,76</text:p>
          </table:table-cell>
          <table:table-cell table:style-name="ce22" table:formula="of:=SUM([.F5:.F85])" office:value-type="float" office:value="76.79" calcext:value-type="float">
            <text:p>76,79</text:p>
          </table:table-cell>
          <table:table-cell table:style-name="ce25" table:formula="of:=([.E96]/([.E96]+[.F96]))" office:value-type="percentage" office:value="0.930978382994023" calcext:value-type="percentage">
            <text:p>93,10 %</text:p>
          </table:table-cell>
          <table:table-cell table:number-columns-repeated="57"/>
        </table:table-row>
        <table:table-row table:style-name="ro1" table:number-rows-repeated="3">
          <table:table-cell table:style-name="ce22" table:number-columns-repeated="6"/>
          <table:table-cell table:style-name="ce25"/>
          <table:table-cell table:number-columns-repeated="57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7"/>
          <table:table-cell table:number-columns-repeated="57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0:55:26.0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1T10:05:57</meta:creation-date>
    <meta:initial-creator>Microsoft Office User</meta:initial-creator>
    <dc:language>fr-FR</dc:language>
    <dc:date>2024-05-14T18:09:56.030000000</dc:date>
    <meta:editing-cycles>12</meta:editing-cycles>
    <meta:editing-duration>P4DT9H6M50S</meta:editing-duration>
    <meta:generator>LibreOffice/7.2.4.1$Windows_X86_64 LibreOffice_project/27d75539669ac387bb498e35313b970b7fe9c4f9</meta:generator>
    <meta:document-statistic meta:table-count="1" meta:cell-count="608" meta:object-count="0"/>
    <meta:user-defined meta:name="AppVersion">15.0000</meta:user-defined>
  </office:meta>
</office:document-meta>
</file>